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T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0_26" style:family="text">
      <style:text-properties style:font-name="Verdana" fo:font-size="12pt" style:font-name-asian="Verdana" style:font-size-asian="12pt" style:font-name-complex="Verdana" style:font-size-complex="12pt"/>
    </style:style>
    <style:style style:name="T10_27" style:family="text">
      <style:text-properties style:font-name="Verdana" fo:font-size="12pt" style:font-name-asian="Verdana" style:font-size-asian="12pt" style:font-name-complex="Verdana" style:font-size-complex="12pt"/>
    </style:style>
    <style:style style:name="T10_28" style:family="text">
      <style:text-properties style:font-name="Verdana" fo:font-size="12pt" style:font-name-asian="Verdana" style:font-size-asian="12pt" style:font-name-complex="Verdana" style:font-size-complex="12pt"/>
    </style:style>
    <style:style style:name="T10_29" style:family="text">
      <style:text-properties style:font-name="Verdana" fo:font-size="12pt" style:font-name-asian="Verdana" style:font-size-asian="12pt" style:font-name-complex="Verdana" style:font-size-complex="12pt"/>
    </style:style>
    <style:style style:name="T10_30" style:family="text">
      <style:text-properties style:font-name="Verdana" fo:font-size="12pt" style:font-name-asian="Verdana" style:font-size-asian="12pt" style:font-name-complex="Verdana" style:font-size-complex="12pt"/>
    </style:style>
    <style:style style:name="T10_31" style:family="text">
      <style:text-properties style:font-name="Verdana" fo:font-size="12pt" style:font-name-asian="Verdana" style:font-size-asian="12pt" style:font-name-complex="Verdana" style:font-size-complex="12pt"/>
    </style:style>
    <style:style style:name="T10_3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3" style:family="text">
      <style:text-properties style:font-name="Verdana" fo:font-size="12pt" style:font-name-asian="Verdana" style:font-size-asian="12pt" style:font-name-complex="Verdana" style:font-size-complex="12pt"/>
    </style:style>
    <style:style style:name="T10_34" style:family="text">
      <style:text-properties style:font-name="Verdana" fo:font-size="12pt" style:font-name-asian="Verdana" style:font-size-asian="12pt" style:font-name-complex="Verdana" style:font-size-complex="12pt"/>
    </style:style>
    <style:style style:name="T10_35" style:family="text">
      <style:text-properties style:font-name="Verdana" fo:font-size="12pt" style:font-name-asian="Verdana" style:font-size-asian="12pt" style:font-name-complex="Verdana" style:font-size-complex="12pt"/>
    </style:style>
    <style:style style:name="T10_36" style:family="text">
      <style:text-properties style:font-name="Verdana" fo:font-size="12pt" style:font-name-asian="Verdana" style:font-size-asian="12pt" style:font-name-complex="Verdana" style:font-size-complex="12pt"/>
    </style:style>
    <style:style style:name="T10_37" style:family="text">
      <style:text-properties style:font-name="Verdana" fo:font-size="12pt" style:font-name-asian="Verdana" style:font-size-asian="12pt" style:font-name-complex="Verdana" style:font-size-complex="12pt"/>
    </style:style>
    <style:style style:name="T10_38" style:family="text">
      <style:text-properties style:font-name="Verdana" fo:font-size="12pt" style:font-name-asian="Verdana" style:font-size-asian="12pt" style:font-name-complex="Verdana" style:font-size-complex="12pt"/>
    </style:style>
    <style:style style:name="T10_39" style:family="text">
      <style:text-properties style:font-name="Verdana" fo:font-size="12pt" style:font-name-asian="Verdana" style:font-size-asian="12pt" style:font-name-complex="Verdana" style:font-size-complex="12pt"/>
    </style:style>
    <style:style style:name="T10_40" style:family="text">
      <style:text-properties style:font-name="Verdana" fo:font-size="12pt" style:font-name-asian="Verdana" style:font-size-asian="12pt" style:font-name-complex="Verdana" style:font-size-complex="12pt"/>
    </style:style>
    <style:style style:name="T10_41" style:family="text">
      <style:text-properties style:font-name="Verdana" fo:font-size="12pt" style:font-name-asian="Verdana" style:font-size-asian="12pt" style:font-name-complex="Verdana" style:font-size-complex="12pt"/>
    </style:style>
    <style:style style:name="T10_42" style:family="text">
      <style:text-properties style:font-name="Verdana" fo:font-size="12pt" style:font-name-asian="Verdana" style:font-size-asian="12pt" style:font-name-complex="Verdana" style:font-size-complex="12pt"/>
    </style:style>
    <style:style style:name="T10_4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4" style:family="text">
      <style:text-properties style:font-name="Verdana" fo:font-size="12pt" style:font-name-asian="Verdana" style:font-size-asian="12pt" style:font-name-complex="Verdana" style:font-size-complex="12pt"/>
    </style:style>
    <style:style style:name="T10_45" style:family="text">
      <style:text-properties style:font-name="Verdana" fo:font-size="12pt" style:font-name-asian="Verdana" style:font-size-asian="12pt" style:font-name-complex="Verdana" style:font-size-complex="12pt"/>
    </style:style>
    <style:style style:name="T10_46" style:family="text">
      <style:text-properties style:font-name="Verdana" fo:font-size="12pt" style:font-name-asian="Verdana" style:font-size-asian="12pt" style:font-name-complex="Verdana" style:font-size-complex="12pt"/>
    </style:style>
    <style:style style:name="T10_47" style:family="text">
      <style:text-properties style:font-name="Verdana" fo:font-size="12pt" style:font-name-asian="Verdana" style:font-size-asian="12pt" style:font-name-complex="Verdana" style:font-size-complex="12pt"/>
    </style:style>
    <style:style style:name="T10_48" style:family="text">
      <style:text-properties style:font-name="Verdana" fo:font-size="12pt" style:font-name-asian="Verdana" style:font-size-asian="12pt" style:font-name-complex="Verdana" style:font-size-complex="12pt"/>
    </style:style>
    <style:style style:name="T10_49" style:family="text">
      <style:text-properties style:font-name="Verdana" fo:font-size="12pt" style:font-name-asian="Verdana" style:font-size-asian="12pt" style:font-name-complex="Verdana" style:font-size-complex="12pt"/>
    </style:style>
    <style:style style:name="T10_50" style:family="text">
      <style:text-properties style:font-name="Verdana" fo:font-size="12pt" style:font-name-asian="Verdana" style:font-size-asian="12pt" style:font-name-complex="Verdana" style:font-size-complex="12pt"/>
    </style:style>
    <style:style style:name="T10_51" style:family="text">
      <style:text-properties style:font-name="Verdana" fo:font-size="12pt" style:font-name-asian="Verdana" style:font-size-asian="12pt" style:font-name-complex="Verdana" style:font-size-complex="12pt"/>
    </style:style>
    <style:style style:name="T10_52" style:family="text">
      <style:text-properties style:font-name="Verdana" fo:font-size="12pt" style:font-name-asian="Verdana" style:font-size-asian="12pt" style:font-name-complex="Verdana" style:font-size-complex="12pt"/>
    </style:style>
    <style:style style:name="T10_53" style:family="text">
      <style:text-properties style:font-name="Verdana" fo:font-size="12pt" style:font-name-asian="Verdana" style:font-size-asian="12pt" style:font-name-complex="Verdana" style:font-size-complex="12pt"/>
    </style:style>
    <style:style style:name="T10_5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5" style:family="text">
      <style:text-properties style:font-name="Verdana" fo:font-size="12pt" style:font-name-asian="Verdana" style:font-size-asian="12pt" style:font-name-complex="Verdana" style:font-size-complex="12pt"/>
    </style:style>
    <style:style style:name="T10_56" style:family="text">
      <style:text-properties style:font-name="Verdana" fo:font-size="12pt" style:font-name-asian="Verdana" style:font-size-asian="12pt" style:font-name-complex="Verdana" style:font-size-complex="12pt"/>
    </style:style>
    <style:style style:name="T10_57" style:family="text">
      <style:text-properties style:font-name="Verdana" fo:font-size="12pt" style:font-name-asian="Verdana" style:font-size-asian="12pt" style:font-name-complex="Verdana" style:font-size-complex="12pt"/>
    </style:style>
    <style:style style:name="T10_58" style:family="text">
      <style:text-properties style:font-name="Verdana" fo:font-size="12pt" style:font-name-asian="Verdana" style:font-size-asian="12pt" style:font-name-complex="Verdana" style:font-size-complex="12pt"/>
    </style:style>
    <style:style style:name="T10_59" style:family="text">
      <style:text-properties style:font-name="Verdana" fo:font-size="12pt" style:font-name-asian="Verdana" style:font-size-asian="12pt" style:font-name-complex="Verdana" style:font-size-complex="12pt"/>
    </style:style>
    <style:style style:name="T10_60" style:family="text">
      <style:text-properties style:font-name="Verdana" fo:font-size="12pt" style:font-name-asian="Verdana" style:font-size-asian="12pt" style:font-name-complex="Verdana" style:font-size-complex="12pt"/>
    </style:style>
    <style:style style:name="T10_61" style:family="text">
      <style:text-properties style:font-name="Verdana" fo:font-size="12pt" style:font-name-asian="Verdana" style:font-size-asian="12pt" style:font-name-complex="Verdana" style:font-size-complex="12pt"/>
    </style:style>
    <style:style style:name="T10_62" style:family="text">
      <style:text-properties style:font-name="Verdana" fo:font-size="12pt" style:font-name-asian="Verdana" style:font-size-asian="12pt" style:font-name-complex="Verdana" style:font-size-complex="12pt"/>
    </style:style>
    <style:style style:name="T10_63" style:family="text">
      <style:text-properties style:font-name="Verdana" fo:font-size="12pt" style:font-name-asian="Verdana" style:font-size-asian="12pt" style:font-name-complex="Verdana" style:font-size-complex="12pt"/>
    </style:style>
    <style:style style:name="T10_64" style:family="text">
      <style:text-properties style:font-name="Verdana" fo:font-size="12pt" style:font-name-asian="Verdana" style:font-size-asian="12pt" style:font-name-complex="Verdana" style:font-size-complex="12pt"/>
    </style:style>
    <style:style style:name="T10_6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2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9-03-2012</text:span></text:p>
      <text:p text:style-name="P4"><text:span text:style-name="T4_1">Time</text:span><text:span text:style-name="T4_2">:<text:s/>9.42<text:s/>-<text:s/>10.10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Victor</text:span><text:span text:style-name="T6_4"><text:s/></text:span><text:span text:style-name="T6_5">Lindhé</text:span><text:span text:style-name="T6_6">,<text:s/></text:span><text:span text:style-name="T6_7">John</text:span><text:span text:style-name="T6_8"><text:s/></text:span><text:span text:style-name="T6_9">Hult</text:span><text:span text:style-name="T6_10">,<text:s/></text:span><text:span text:style-name="T6_11">Johannes</text:span><text:span text:style-name="T6_12"><text:s/></text:span><text:span text:style-name="T6_13">Wikner</text:span><text:span text:style-name="T6_14">,<text:s/></text:span><text:span text:style-name="T6_15">Anton</text:span><text:span text:style-name="T6_16"><text:s/></text:span><text:span text:style-name="T6_17">Lindgren</text:span></text:p>
      <text:list text:style-name="LS1" xml:id="list0">
        <text:list-item>
          <text:p text:style-name="P7"><text:span text:style-name="T7_1">Objectives</text:span><text:span text:style-name="T7_2"><text:s/>(5<text:s/></text:span><text:span text:style-name="T7_3">min</text:span><text:span text:style-name="T7_4">)</text:span></text:p>
          <text:list>
            <text:list-item>
              <text:p text:style-name="P8"><text:span text:style-name="T8_1">GitHub</text:span><text:span text:style-name="T8_2"><text:s/></text:span><text:span text:style-name="T8_3">solved</text:span><text:span text:style-name="T8_4"><text:s/>(</text:span><text:span text:style-name="T8_5">more</text:span><text:span text:style-name="T8_6"><text:s/></text:span><text:span text:style-name="T8_7">or</text:span><text:span text:style-name="T8_8"><text:s/></text:span><text:span text:style-name="T8_9">less</text:span><text:span text:style-name="T8_10">).</text:span></text:p>
            </text:list-item>
          </text:list>
        </text:list-item>
        <text:list-item>
          <text:p text:style-name="P9"><text:span text:style-name="T9_1">Reports</text:span><text:span text:style-name="T9_2"><text:s/>(15<text:s/></text:span><text:span text:style-name="T9_3">min</text:span><text:span text:style-name="T9_4">)</text:span></text:p>
          <text:list>
            <text:list-item>
              <text:p text:style-name="P10"><text:span text:style-name="T10_1">Johannes</text:span><text:span text:style-name="T10_2"><text:s/></text:span><text:span text:style-name="T10_3">and</text:span><text:span text:style-name="T10_4"><text:s/></text:span><text:span text:style-name="T10_5">John</text:span><text:span text:style-name="T10_6"><text:s/></text:span><text:span text:style-name="T10_7">haven</text:span><text:span text:style-name="T10_8">’</text:span><text:span text:style-name="T10_9">t</text:span><text:span text:style-name="T10_10"><text:s/></text:span><text:span text:style-name="T10_11">finished</text:span><text:span text:style-name="T10_12"><text:s/></text:span><text:span text:style-name="T10_13">the</text:span><text:span text:style-name="T10_14"><text:s/></text:span><text:span text:style-name="T10_15">tutorials</text:span><text:span text:style-name="T10_16">.<text:s/></text:span><text:span text:style-name="T10_17">Victor</text:span><text:span text:style-name="T10_18"><text:s/></text:span><text:span text:style-name="T10_19">and</text:span><text:span text:style-name="T10_20"><text:s/></text:span><text:span text:style-name="T10_21">Anton</text:span><text:span text:style-name="T10_22"><text:s/></text:span><text:span text:style-name="T10_23">have</text:span><text:span text:style-name="T10_24"><text:s/></text:span><text:span text:style-name="T10_25">finished</text:span><text:span text:style-name="T10_26">,<text:s/></text:span><text:span text:style-name="T10_27">but</text:span><text:span text:style-name="T10_28"><text:s/></text:span><text:span text:style-name="T10_29">briefly</text:span><text:span text:style-name="T10_30">.<text:s/></text:span><text:span text:style-name="T10_31">We</text:span><text:span text:style-name="T10_32"><text:s/></text:span><text:span text:style-name="T10_33">feel</text:span><text:span text:style-name="T10_34"><text:s/></text:span><text:span text:style-name="T10_35">that</text:span><text:span text:style-name="T10_36"><text:s/></text:span><text:span text:style-name="T10_37">we</text:span><text:span text:style-name="T10_38"><text:s/></text:span><text:span text:style-name="T10_39">have</text:span><text:span text:style-name="T10_40"><text:s/></text:span><text:span text:style-name="T10_41">enough</text:span><text:span text:style-name="T10_42"><text:s/></text:span><text:span text:style-name="T10_43">understanding</text:span><text:span text:style-name="T10_44"><text:s/></text:span><text:span text:style-name="T10_45">of</text:span><text:span text:style-name="T10_46"><text:s/></text:span><text:span text:style-name="T10_47">the</text:span><text:span text:style-name="T10_48"><text:s/></text:span><text:span text:style-name="T10_49">framework</text:span><text:span text:style-name="T10_50"><text:s/></text:span><text:span text:style-name="T10_51">to</text:span><text:span text:style-name="T10_52"><text:s/></text:span><text:span text:style-name="T10_53">have</text:span><text:span text:style-name="T10_54"><text:s/></text:span><text:span text:style-name="T10_55">some</text:span><text:span text:style-name="T10_56"><text:s/></text:span><text:span text:style-name="T10_57">idea</text:span><text:span text:style-name="T10_58"><text:s/></text:span><text:span text:style-name="T10_59">of</text:span><text:span text:style-name="T10_60"><text:s/></text:span><text:span text:style-name="T10_61">what</text:span><text:span text:style-name="T10_62"><text:s/></text:span><text:span text:style-name="T10_63">to</text:span><text:span text:style-name="T10_64"><text:s/></text:span><text:span text:style-name="T10_65">do</text:span><text:span text:style-name="T10_66">.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text:span text:style-name="T11_4"><text:s/>(35<text:s/></text:span><text:span text:style-name="T11_5">min</text:span><text:span text:style-name="T11_6">)</text:span></text:p>
          <text:list>
            <text:list-item>
              <text:p text:style-name="P12"><text:span text:style-name="T12_1">Next</text:span><text:span text:style-name="T12_2"><text:s/></text:span><text:span text:style-name="T12_3">week</text:span><text:span text:style-name="T12_4"><text:s/></text:span><text:span text:style-name="T12_5">we</text:span><text:span text:style-name="T12_6"><text:s/></text:span><text:span text:style-name="T12_7">need</text:span><text:span text:style-name="T12_8"><text:s/></text:span><text:span text:style-name="T12_9">a</text:span><text:span text:style-name="T12_10"><text:s/></text:span><text:span text:style-name="T12_11">first</text:span><text:span text:style-name="T12_12"><text:s/></text:span><text:span text:style-name="T12_13">simple</text:span><text:span text:style-name="T12_14"><text:s/></text:span><text:span text:style-name="T12_15">version</text:span><text:span text:style-name="T12_16"><text:s/></text:span><text:span text:style-name="T12_17">of</text:span><text:span text:style-name="T12_18"><text:s/></text:span><text:span text:style-name="T12_19">the</text:span><text:span text:style-name="T12_20"><text:s/></text:span><text:span text:style-name="T12_21">application</text:span><text:span text:style-name="T12_22">.</text:span></text:p>
            </text:list-item>
            <text:list-item>
              <text:p text:style-name="P13"><text:span text:style-name="T13_1">At</text:span><text:span text:style-name="T13_2"><text:s/></text:span><text:span text:style-name="T13_3">Tuesday</text:span><text:span text:style-name="T13_4"><text:s/></text:span><text:span text:style-name="T13_5">we</text:span><text:span text:style-name="T13_6"><text:s/></text:span><text:span text:style-name="T13_7">have</text:span><text:span text:style-name="T13_8"><text:s/></text:span><text:span text:style-name="T13_9">seminar</text:span><text:span text:style-name="T13_10"><text:s/></text:span><text:span text:style-name="T13_11">to</text:span><text:span text:style-name="T13_12"><text:s/></text:span><text:span text:style-name="T13_13">show</text:span><text:span text:style-name="T13_14"><text:s/></text:span><text:span text:style-name="T13_15">our</text:span><text:span text:style-name="T13_16"><text:s/></text:span><text:span text:style-name="T13_17">domain</text:span><text:span text:style-name="T13_18"><text:s/></text:span><text:span text:style-name="T13_19">model</text:span><text:span text:style-name="T13_20">.<text:s/></text:span><text:span text:style-name="T13_21">ES</text:span><text:span text:style-name="T13_22">51<text:s/></text:span><text:span text:style-name="T13_23">is</text:span><text:span text:style-name="T13_24"><text:s/></text:span><text:span text:style-name="T13_25">the</text:span><text:span text:style-name="T13_26"><text:s/></text:span><text:span text:style-name="T13_27">place</text:span><text:span text:style-name="T13_28"><text:s/></text:span><text:span text:style-name="T13_29">to</text:span><text:span text:style-name="T13_30"><text:s/></text:span><text:span text:style-name="T13_31">be</text:span><text:span text:style-name="T13_32">,<text:s/></text:span><text:span text:style-name="T13_33">at</text:span><text:span text:style-name="T13_34"><text:s/>9<text:s/></text:span><text:span text:style-name="T13_35">AM</text:span><text:span text:style-name="T13_36">.<text:s/></text:span></text:p>
            </text:list-item>
          </text:list>
        </text:list-item>
        <text:list-item>
          <text:p text:style-name="P14"><text:span text:style-name="T14_1">Outcomes</text:span><text:span text:style-name="T14_2"><text:s/></text:span><text:span text:style-name="T14_3">and</text:span><text:span text:style-name="T14_4"><text:s/></text:span><text:span text:style-name="T14_5">assignments</text:span><text:span text:style-name="T14_6"><text:s/>(5<text:s/></text:span><text:span text:style-name="T14_7">min</text:span><text:span text:style-name="T14_8">)</text:span></text:p>
          <text:list>
            <text:list-item>
              <text:p text:style-name="P15"><text:span text:style-name="T15_1">We</text:span><text:span text:style-name="T15_2">’</text:span><text:span text:style-name="T15_3">ll</text:span><text:span text:style-name="T15_4"><text:s/></text:span><text:span text:style-name="T15_5">work</text:span><text:span text:style-name="T15_6"><text:s/></text:span><text:span text:style-name="T15_7">with</text:span><text:span text:style-name="T15_8"><text:s/></text:span><text:span text:style-name="T15_9">the</text:span><text:span text:style-name="T15_10"><text:s/></text:span><text:span text:style-name="T15_11">mock</text:span><text:span text:style-name="T15_12">-</text:span><text:span text:style-name="T15_13">up</text:span><text:span text:style-name="T15_14"><text:s/></text:span><text:span text:style-name="T15_15">Monday</text:span><text:span text:style-name="T15_16"><text:s/></text:span><text:span text:style-name="T15_17">afternoon</text:span><text:span text:style-name="T15_18">.</text:span></text:p>
            </text:list-item>
            <text:list-item>
              <text:p text:style-name="P16"><text:span text:style-name="T16_1">At</text:span><text:span text:style-name="T16_2"><text:s/></text:span><text:span text:style-name="T16_3">Wednesday</text:span><text:span text:style-name="T16_4">,<text:s/></text:span><text:span text:style-name="T16_5">we</text:span><text:span text:style-name="T16_6">’</text:span><text:span text:style-name="T16_7">ll</text:span><text:span text:style-name="T16_8"><text:s/></text:span><text:span text:style-name="T16_9">finish</text:span><text:span text:style-name="T16_10"><text:s/></text:span><text:span text:style-name="T16_11">the</text:span><text:span text:style-name="T16_12"><text:s/></text:span><text:span text:style-name="T16_13">mock</text:span><text:span text:style-name="T16_14">-</text:span><text:span text:style-name="T16_15">up</text:span><text:span text:style-name="T16_16">.</text:span></text:p>
            </text:list-item>
            <text:list-item>
              <text:p text:style-name="P17"><text:span text:style-name="T17_1">Programming</text:span><text:span text:style-name="T17_2"><text:s/></text:span><text:span text:style-name="T17_3">at</text:span><text:span text:style-name="T17_4"><text:s/></text:span><text:span text:style-name="T17_5">Friday</text:span><text:span text:style-name="T17_6">.<text:s/></text:span><text:span text:style-name="T17_7">Maybe</text:span><text:span text:style-name="T17_8"><text:s/></text:span><text:span text:style-name="T17_9">during</text:span><text:span text:style-name="T17_10"><text:s/></text:span><text:span text:style-name="T17_11">the</text:span><text:span text:style-name="T17_12"><text:s/></text:span><text:span text:style-name="T17_13">weekend</text:span><text:span text:style-name="T17_14"><text:s/></text:span><text:span text:style-name="T17_15">if</text:span><text:span text:style-name="T17_16"><text:s/></text:span><text:span text:style-name="T17_17">we</text:span><text:span text:style-name="T17_18"><text:s/></text:span><text:span text:style-name="T17_19">feel</text:span><text:span text:style-name="T17_20"><text:s/></text:span><text:span text:style-name="T17_21">we</text:span><text:span text:style-name="T17_22"><text:s/></text:span><text:span text:style-name="T17_23">are</text:span><text:span text:style-name="T17_24"><text:s/></text:span><text:span text:style-name="T17_25">on</text:span><text:span text:style-name="T17_26"><text:s/></text:span><text:span text:style-name="T17_27">a</text:span><text:span text:style-name="T17_28"><text:s/></text:span><text:span text:style-name="T17_29">rush</text:span><text:span text:style-name="T17_30">.</text:span></text:p>
            </text:list-item>
            <text:list-item>
              <text:p text:style-name="P18"><text:span text:style-name="T18_1">Those</text:span><text:span text:style-name="T18_2"><text:s/></text:span><text:span text:style-name="T18_3">who</text:span><text:span text:style-name="T18_4"><text:s/></text:span><text:span text:style-name="T18_5">haven</text:span><text:span text:style-name="T18_6">’</text:span><text:span text:style-name="T18_7">t</text:span><text:span text:style-name="T18_8"><text:s/></text:span><text:span text:style-name="T18_9">finished</text:span><text:span text:style-name="T18_10"><text:s/></text:span><text:span text:style-name="T18_11">the</text:span><text:span text:style-name="T18_12"><text:s/></text:span><text:span text:style-name="T18_13">tutorials</text:span><text:span text:style-name="T18_14">,<text:s/></text:span><text:span text:style-name="T18_15">DO</text:span><text:span text:style-name="T18_16"><text:s/></text:span><text:span text:style-name="T18_17">IT</text:span><text:span text:style-name="T18_18">.</text:span></text:p>
            </text:list-item>
          </text:list>
        </text:list-item>
        <text:list-item>
          <text:p text:style-name="P19"><text:span text:style-name="T19_1">Wrap</text:span><text:span text:style-name="T19_2"><text:s/></text:span><text:span text:style-name="T19_3">up</text:span></text:p>
          <text:list>
            <text:list-item>
              <text:p text:style-name="P20"><text:span text:style-name="T20_1">Next</text:span><text:span text:style-name="T20_2"><text:s/></text:span><text:span text:style-name="T20_3">meeting</text:span><text:span text:style-name="T20_4"><text:s/></text:span><text:span text:style-name="T20_5">Thursday</text:span><text:span text:style-name="T20_6"><text:s/>10.30.</text:span></text:p>
            </text:list-item>
            <text:list-item>
              <text:p text:style-name="P21"><text:span text:style-name="T21_1">Victor</text:span><text:span text:style-name="T21_2"><text:s/></text:span><text:span text:style-name="T21_3">will</text:span><text:span text:style-name="T21_4"><text:s/></text:span><text:span text:style-name="T21_5">be</text:span><text:span text:style-name="T21_6"><text:s/></text:span><text:span text:style-name="T21_7">facilitator</text:span></text:p>
            </text:list-item>
            <text:list-item>
              <text:p text:style-name="P22"><text:span text:style-name="T22_1">Johannes</text:span><text:span text:style-name="T22_2"><text:s/></text:span><text:span text:style-name="T22_3">will</text:span><text:span text:style-name="T22_4"><text:s/></text:span><text:span text:style-name="T22_5">be</text:span><text:span text:style-name="T22_6"><text:s/></text:span><text:span text:style-name="T22_7">secretar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